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M Mono Caps 10" svg:font-family="'LM Mono Caps 10'" style:font-family-generic="modern" style:font-pitch="fixed"/>
    <style:font-face style:name="CMU Typewriter Text Variable Wi" svg:font-family="'CMU Typewriter Text Variable Wi'" style:font-pitch="variable"/>
    <style:font-face style:name="CMU Typewriter Text" svg:font-family="'CMU Typewriter Text'" style:font-family-generic="modern" style:font-pitch="variable"/>
    <style:font-face style:name="Adobe Caslon Pro" svg:font-family="'Adobe Caslon Pr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style:font-name="CMU Typewriter Text Variable Wi" fo:font-size="10pt" fo:font-weight="normal" officeooo:rsid="00003046" officeooo:paragraph-rsid="00003046" style:font-size-asian="8.75pt" style:font-weight-asian="normal" style:font-size-complex="10pt" style:font-weight-complex="normal"/>
    </style:style>
    <style:style style:name="P2" style:family="paragraph" style:parent-style-name="Standard">
      <style:paragraph-properties fo:line-height="150%" fo:text-align="start" style:justify-single-word="false"/>
      <style:text-properties style:font-name="CMU Typewriter Text Variable Wi" fo:font-size="10pt" fo:font-weight="normal" officeooo:rsid="0001d729" officeooo:paragraph-rsid="0001d729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CMU Typewriter Text Variable Wi" fo:font-size="10pt" fo:font-weight="normal" officeooo:rsid="0003387d" officeooo:paragraph-rsid="0003387d" style:font-size-asian="8.75pt" style:font-weight-asian="normal" style:font-size-complex="10pt" style:font-weight-complex="normal"/>
    </style:style>
    <style:style style:name="P4" style:family="paragraph" style:parent-style-name="Standard">
      <style:paragraph-properties fo:line-height="150%" fo:text-align="end" style:justify-single-word="false"/>
      <style:text-properties style:font-name="CMU Typewriter Text Variable Wi" fo:font-size="10pt" fo:font-weight="normal" officeooo:rsid="0003387d" officeooo:paragraph-rsid="0003387d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CMU Typewriter Text Variable Wi" fo:font-size="10pt" fo:font-weight="normal" officeooo:rsid="0003d37c" officeooo:paragraph-rsid="0003d37c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style:font-name="CMU Typewriter Text Variable Wi" fo:font-size="10pt" fo:font-weight="normal" officeooo:rsid="0005adf5" officeooo:paragraph-rsid="0005adf5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dobe Caslon Pro" fo:font-size="40pt" officeooo:rsid="00003046" officeooo:paragraph-rsid="00003046" style:font-size-asian="40pt" style:font-size-complex="40pt"/>
    </style:style>
    <style:style style:name="P8" style:family="paragraph" style:parent-style-name="Standard">
      <style:paragraph-properties fo:line-height="150%" fo:text-align="start" style:justify-single-word="false"/>
      <style:text-properties style:font-name="CMU Typewriter Text Variable Wi" fo:font-size="10pt" fo:font-weight="normal" officeooo:rsid="00003046" officeooo:paragraph-rsid="00003046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font-name="LM Mono Caps 10" fo:font-size="14pt" style:text-underline-style="none" fo:font-weight="bold" officeooo:rsid="00003046" officeooo:paragraph-rsid="00003046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style:font-name="LM Mono Caps 10" fo:font-size="14pt" fo:font-weight="bold" officeooo:rsid="0001d729" officeooo:paragraph-rsid="0001d729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style:font-name="LM Mono Caps 10" fo:font-size="14pt" fo:font-weight="bold" officeooo:rsid="0003d37c" officeooo:paragraph-rsid="0003d37c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Quotes</text:p>
      <text:p text:style-name="P9">Saw</text:p>
      <text:p text:style-name="P1">When you are in hell, only the devil can help you out.</text:p>
      <text:p text:style-name="P1">Death is a surprise party. Unless, of course, you're already dead on the inside.</text:p>
      <text:p text:style-name="P1">When you're good at anticipating the human mind, you leave nothing to chance.</text:p>
      <text:p text:style-name="P1">Until a person is faced with death, it's impossible to tell whether they have what it takes to survive.</text:p>
      <text:p text:style-name="P1">Don't forget the rules.</text:p>
      <text:p text:style-name="P1">Time is an illusion that cannot be given.</text:p>
      <text:p text:style-name="P1"/>
      <text:p text:style-name="P10">Law Abiding Citizen</text:p>
      <text:p text:style-name="P2">That's how winners play. We convince the other guy he's making all the right moves.</text:p>
      <text:p text:style-name="P2"><text:s/>ln my experience, Nick, lessons not learned in blood are soon forgotten.</text:p>
      <text:p text:style-name="P2">I'm just getting started. I'm gonna pull the whole thing down. I gonna bring the whole fuckin' diseased corrupt temple down on your heads. It's gonna be Biblical.</text:p>
      <text:p text:style-name="P2"/>
      <text:p text:style-name="P11">Batman</text:p>
      <text:p text:style-name="P5">It's not who I am underneath, but what I do that defines me.</text:p>
      <text:p text:style-name="P6">“The world doesn't make sense until you force it to.” ― Frank Miller</text:p>
      <text:p text:style-name="P6"/>
      <text:p text:style-name="P2"/>
      <text:p text:style-name="P2"/>
      <text:p text:style-name="P2"/>
      <text:p text:style-name="P2"/>
      <text:p text:style-name="P3">“In three words I can sum up everything I've learned about life: it goes on.” </text:p>
      <text:p text:style-name="P4">― Robert Frost</text:p>
      <text:p text:style-name="P3">“Life isn't about finding yourself. Life is about creating yourself.” </text:p>
      <text:p text:style-name="P4">― George Bernard Shaw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M Mono Caps 10" svg:font-family="'LM Mono Caps 10'" style:font-family-generic="modern" style:font-pitch="fixed"/>
    <style:font-face style:name="CMU Typewriter Text Variable Wi" svg:font-family="'CMU Typewriter Text Variable Wi'" style:font-pitch="variable"/>
    <style:font-face style:name="CMU Typewriter Text" svg:font-family="'CMU Typewriter Text'" style:font-family-generic="modern" style:font-pitch="variable"/>
    <style:font-face style:name="Adobe Caslon Pro" svg:font-family="'Adobe Caslon Pr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tr" fo:country="T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21:48:16.876000000</meta:creation-date>
    <dc:date>2017-06-10T18:01:11.108000000</dc:date>
    <meta:editing-duration>PT3M24S</meta:editing-duration>
    <meta:editing-cycles>2</meta:editing-cycles>
    <meta:generator>LibreOffice/5.3.1.2$Windows_X86_64 LibreOffice_project/e80a0e0fd1875e1696614d24c32df0f95f03deb2</meta:generator>
    <meta:document-statistic meta:table-count="0" meta:image-count="0" meta:object-count="0" meta:page-count="1" meta:paragraph-count="19" meta:word-count="189" meta:character-count="1041" meta:non-whitespace-character-count="868"/>
  </office:meta>
</office:document-meta>
</file>